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MonacoRegular, 'Courier New', monospace"/>
    <style:font-face style:name="Segoe UI" svg:font-family="'Segoe UI'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27dee2"/>
    </style:style>
    <style:style style:name="P5" style:family="paragraph" style:parent-style-name="Standard">
      <style:text-properties officeooo:rsid="00140a73" officeooo:paragraph-rsid="00140a73"/>
    </style:style>
    <style:style style:name="P6" style:family="paragraph" style:parent-style-name="Standard">
      <style:text-properties officeooo:rsid="0015794d" officeooo:paragraph-rsid="0015794d"/>
    </style:style>
    <style:style style:name="P7" style:family="paragraph" style:parent-style-name="Standard">
      <style:text-properties officeooo:rsid="00162eea" officeooo:paragraph-rsid="00162eea"/>
    </style:style>
    <style:style style:name="P8" style:family="paragraph" style:parent-style-name="Standard">
      <style:text-properties officeooo:rsid="001786fc" officeooo:paragraph-rsid="001786fc"/>
    </style:style>
    <style:style style:name="P9" style:family="paragraph" style:parent-style-name="Standard">
      <style:text-properties officeooo:rsid="001f926f" officeooo:paragraph-rsid="001f926f"/>
    </style:style>
    <style:style style:name="P10" style:family="paragraph" style:parent-style-name="Standard">
      <style:text-properties officeooo:rsid="001f926f" officeooo:paragraph-rsid="0020f307"/>
    </style:style>
    <style:style style:name="P11" style:family="paragraph" style:parent-style-name="Standard">
      <style:text-properties officeooo:rsid="0020f307" officeooo:paragraph-rsid="0020f307"/>
    </style:style>
    <style:style style:name="P12" style:family="paragraph" style:parent-style-name="Standard">
      <style:text-properties officeooo:rsid="0010da97" officeooo:paragraph-rsid="0010da97"/>
    </style:style>
    <style:style style:name="P13" style:family="paragraph" style:parent-style-name="Standard">
      <style:text-properties officeooo:rsid="0010da97" officeooo:paragraph-rsid="002e4815"/>
    </style:style>
    <style:style style:name="P14" style:family="paragraph" style:parent-style-name="Standard">
      <style:text-properties officeooo:rsid="0010da97" officeooo:paragraph-rsid="0011c144"/>
    </style:style>
    <style:style style:name="P15" style:family="paragraph" style:parent-style-name="Standard">
      <style:text-properties officeooo:rsid="0010da97" officeooo:paragraph-rsid="002ec3bc"/>
    </style:style>
    <style:style style:name="P16" style:family="paragraph" style:parent-style-name="Standard">
      <style:text-properties officeooo:paragraph-rsid="002e4815"/>
    </style:style>
    <style:style style:name="P17" style:family="paragraph" style:parent-style-name="Standard">
      <style:text-properties officeooo:paragraph-rsid="002ec3bc"/>
    </style:style>
    <style:style style:name="P18" style:family="paragraph" style:parent-style-name="Standard">
      <style:text-properties officeooo:rsid="0011c144" officeooo:paragraph-rsid="002ec3bc"/>
    </style:style>
    <style:style style:name="P19" style:family="paragraph" style:parent-style-name="Standard">
      <style:text-properties officeooo:rsid="0011c144" officeooo:paragraph-rsid="0011c144"/>
    </style:style>
    <style:style style:name="P20" style:family="paragraph" style:parent-style-name="Standard">
      <style:text-properties officeooo:rsid="0011c144" officeooo:paragraph-rsid="002faaa6"/>
    </style:style>
    <style:style style:name="P21" style:family="paragraph" style:parent-style-name="Standard">
      <style:text-properties officeooo:rsid="00140a73" officeooo:paragraph-rsid="0011c144"/>
    </style:style>
    <style:style style:name="P22" style:family="paragraph" style:parent-style-name="Standard">
      <style:text-properties officeooo:rsid="00140a73" officeooo:paragraph-rsid="002ec3bc"/>
    </style:style>
    <style:style style:name="P23" style:family="paragraph" style:parent-style-name="Standard">
      <style:text-properties officeooo:rsid="00140a73" officeooo:paragraph-rsid="00140a73"/>
    </style:style>
    <style:style style:name="P24" style:family="paragraph" style:parent-style-name="Standard">
      <style:text-properties officeooo:rsid="00140a73" officeooo:paragraph-rsid="002faaa6"/>
    </style:style>
    <style:style style:name="P25" style:family="paragraph" style:parent-style-name="Standard">
      <style:text-properties officeooo:rsid="00140a73" officeooo:paragraph-rsid="0036aa09"/>
    </style:style>
    <style:style style:name="P26" style:family="paragraph" style:parent-style-name="Standard">
      <style:text-properties officeooo:paragraph-rsid="002faaa6"/>
    </style:style>
    <style:style style:name="P27" style:family="paragraph" style:parent-style-name="Standard">
      <style:text-properties officeooo:rsid="0015794d" officeooo:paragraph-rsid="0015794d"/>
    </style:style>
    <style:style style:name="P28" style:family="paragraph" style:parent-style-name="Standard">
      <style:text-properties officeooo:rsid="0015794d" officeooo:paragraph-rsid="0030beae"/>
    </style:style>
    <style:style style:name="P29" style:family="paragraph" style:parent-style-name="Standard">
      <style:text-properties officeooo:rsid="0015794d" officeooo:paragraph-rsid="0036aa09"/>
    </style:style>
    <style:style style:name="P30" style:family="paragraph" style:parent-style-name="Standard">
      <style:text-properties officeooo:paragraph-rsid="0030beae"/>
    </style:style>
    <style:style style:name="P31" style:family="paragraph" style:parent-style-name="Standard">
      <style:text-properties officeooo:rsid="00162eea" officeooo:paragraph-rsid="00162eea"/>
    </style:style>
    <style:style style:name="P32" style:family="paragraph" style:parent-style-name="Standard">
      <style:text-properties officeooo:rsid="00162eea" officeooo:paragraph-rsid="0030beae"/>
    </style:style>
    <style:style style:name="P33" style:family="paragraph" style:parent-style-name="Standard">
      <style:text-properties officeooo:rsid="00162eea" officeooo:paragraph-rsid="0034a1b0"/>
    </style:style>
    <style:style style:name="P34" style:family="paragraph" style:parent-style-name="Standard">
      <style:text-properties officeooo:rsid="00162eea" officeooo:paragraph-rsid="0036aa09"/>
    </style:style>
    <style:style style:name="P35" style:family="paragraph" style:parent-style-name="Standard">
      <style:text-properties officeooo:paragraph-rsid="00325e7f"/>
    </style:style>
    <style:style style:name="P36" style:family="paragraph" style:parent-style-name="Standard">
      <style:text-properties officeooo:rsid="001786fc" officeooo:paragraph-rsid="001786fc"/>
    </style:style>
    <style:style style:name="P37" style:family="paragraph" style:parent-style-name="Standard">
      <style:text-properties officeooo:rsid="001786fc" officeooo:paragraph-rsid="00325e7f"/>
    </style:style>
    <style:style style:name="P38" style:family="paragraph" style:parent-style-name="Standard">
      <style:text-properties officeooo:rsid="001786fc" officeooo:paragraph-rsid="0038e480"/>
    </style:style>
    <style:style style:name="P39" style:family="paragraph" style:parent-style-name="Standard">
      <style:text-properties officeooo:rsid="001db38c" officeooo:paragraph-rsid="001db38c"/>
    </style:style>
    <style:style style:name="P40" style:family="paragraph" style:parent-style-name="Standard">
      <style:text-properties officeooo:rsid="001db38c" officeooo:paragraph-rsid="00325e7f"/>
    </style:style>
    <style:style style:name="P41" style:family="paragraph" style:parent-style-name="Standard">
      <style:text-properties officeooo:rsid="001f926f" officeooo:paragraph-rsid="001f926f"/>
    </style:style>
    <style:style style:name="P42" style:family="paragraph" style:parent-style-name="Standard">
      <style:text-properties officeooo:rsid="001f926f" officeooo:paragraph-rsid="00325e7f"/>
    </style:style>
    <style:style style:name="P43" style:family="paragraph" style:parent-style-name="Standard">
      <style:text-properties officeooo:rsid="001f926f" officeooo:paragraph-rsid="0020f307"/>
    </style:style>
    <style:style style:name="P44" style:family="paragraph" style:parent-style-name="Standard">
      <style:text-properties officeooo:rsid="001f926f" officeooo:paragraph-rsid="0036aa09"/>
    </style:style>
    <style:style style:name="P45" style:family="paragraph" style:parent-style-name="Standard">
      <style:text-properties officeooo:rsid="0020f307" officeooo:paragraph-rsid="0020f307"/>
    </style:style>
    <style:style style:name="P46" style:family="paragraph" style:parent-style-name="Standard">
      <style:text-properties officeooo:rsid="0020f307" officeooo:paragraph-rsid="00325e7f"/>
    </style:style>
    <style:style style:name="P47" style:family="paragraph" style:parent-style-name="Standard">
      <style:text-properties officeooo:rsid="0020f307" officeooo:paragraph-rsid="00327b21"/>
    </style:style>
    <style:style style:name="P48" style:family="paragraph" style:parent-style-name="Standard">
      <style:text-properties officeooo:rsid="0020f307" officeooo:paragraph-rsid="0036aa09"/>
    </style:style>
    <style:style style:name="P49" style:family="paragraph" style:parent-style-name="Standard">
      <style:text-properties officeooo:rsid="0020f307" officeooo:paragraph-rsid="003d4859"/>
    </style:style>
    <style:style style:name="P50" style:family="paragraph" style:parent-style-name="Standard">
      <style:text-properties officeooo:paragraph-rsid="0033d676"/>
    </style:style>
    <style:style style:name="P51" style:family="paragraph" style:parent-style-name="Standard">
      <style:text-properties officeooo:paragraph-rsid="0034a1b0"/>
    </style:style>
    <style:style style:name="P52" style:family="paragraph" style:parent-style-name="Standard">
      <style:text-properties officeooo:paragraph-rsid="001786fc"/>
    </style:style>
    <style:style style:name="P53" style:family="paragraph" style:parent-style-name="Standard">
      <style:text-properties officeooo:paragraph-rsid="00366d98"/>
    </style:style>
    <style:style style:name="P54" style:family="paragraph" style:parent-style-name="Standard">
      <style:text-properties officeooo:paragraph-rsid="0036aa09"/>
    </style:style>
    <style:style style:name="P55" style:family="paragraph" style:parent-style-name="Standard">
      <style:text-properties officeooo:paragraph-rsid="003ae2fd"/>
    </style:style>
    <style:style style:name="P56" style:family="paragraph" style:parent-style-name="Standard">
      <style:text-properties officeooo:rsid="001b1968" officeooo:paragraph-rsid="001b1968"/>
    </style:style>
    <style:style style:name="P57" style:family="paragraph" style:parent-style-name="Standard">
      <style:text-properties officeooo:rsid="001b1968" officeooo:paragraph-rsid="003ae2fd"/>
    </style:style>
    <style:style style:name="P58" style:family="paragraph" style:parent-style-name="Preformatted_20_Text">
      <style:text-properties officeooo:rsid="0010da97" officeooo:paragraph-rsid="0010da97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e4815"/>
    </style:style>
    <style:style style:name="T10" style:family="text">
      <style:text-properties officeooo:rsid="002ec3bc"/>
    </style:style>
    <style:style style:name="T11" style:family="text">
      <style:text-properties officeooo:rsid="002faaa6"/>
    </style:style>
    <style:style style:name="T12" style:family="text">
      <style:text-properties officeooo:rsid="0030beae"/>
    </style:style>
    <style:style style:name="T13" style:family="text">
      <style:text-properties officeooo:rsid="00325e7f"/>
    </style:style>
    <style:style style:name="T14" style:family="text">
      <style:text-properties officeooo:rsid="00327b21"/>
    </style:style>
    <style:style style:name="T15" style:family="text">
      <style:text-properties fo:font-variant="normal" fo:text-transform="none" fo:color="#242729" style:font-name="Arial" fo:font-size="11.25pt" fo:letter-spacing="normal" fo:font-style="normal" fo:font-weight="normal" officeooo:rsid="00327b21"/>
    </style:style>
    <style:style style:name="T16" style:family="text">
      <style:text-properties fo:font-variant="normal" fo:text-transform="none" fo:color="#242729" style:font-name="Arial" fo:font-size="11.25pt" fo:letter-spacing="normal" fo:font-style="normal" fo:font-weight="normal" officeooo:rsid="0033d676"/>
    </style:style>
    <style:style style:name="T17" style:family="text">
      <style:text-properties fo:font-variant="normal" fo:text-transform="none" fo:color="#333333" style:font-name="Monaco" fo:font-size="9pt" fo:letter-spacing="normal" fo:font-style="normal" fo:font-weight="bold" officeooo:rsid="0034a1b0"/>
    </style:style>
    <style:style style:name="T18" style:family="text">
      <style:text-properties fo:font-variant="normal" fo:text-transform="none" fo:color="#333333" style:font-name="Monaco" fo:font-size="9pt" fo:letter-spacing="normal" fo:font-style="normal" fo:font-weight="bold" officeooo:rsid="0036aa09"/>
    </style:style>
    <style:style style:name="T19" style:family="text">
      <style:text-properties fo:font-variant="normal" fo:text-transform="none" fo:color="#333333" style:font-name="monospace" fo:font-size="10.5pt" fo:letter-spacing="normal" fo:font-style="normal" fo:font-weight="normal" officeooo:rsid="00366d98"/>
    </style:style>
    <style:style style:name="T20" style:family="text">
      <style:text-properties fo:font-variant="normal" fo:text-transform="none" fo:color="#000000" style:font-name="Monaco" fo:font-size="9pt" fo:letter-spacing="normal" fo:font-style="normal" fo:font-weight="bold" officeooo:rsid="0034a1b0"/>
    </style:style>
    <style:style style:name="T21" style:family="text">
      <style:text-properties fo:font-variant="normal" fo:text-transform="none" fo:color="#006fe0" fo:letter-spacing="normal" officeooo:rsid="0034a1b0"/>
    </style:style>
    <style:style style:name="T22" style:family="text">
      <style:text-properties fo:font-variant="normal" fo:text-transform="none" fo:color="#006fe0" style:font-name="Monaco" fo:font-size="9pt" fo:letter-spacing="normal" fo:font-style="normal" fo:font-weight="bold" officeooo:rsid="0034a1b0"/>
    </style:style>
    <style:style style:name="T23" style:family="text">
      <style:text-properties fo:font-variant="normal" fo:text-transform="none" fo:color="#006fe0" style:font-name="monospace" fo:font-size="10.5pt" fo:letter-spacing="normal" fo:font-style="normal" fo:font-weight="normal" officeooo:rsid="0034a1b0"/>
    </style:style>
    <style:style style:name="T24" style:family="text">
      <style:text-properties fo:font-variant="normal" fo:text-transform="none" fo:color="#800080" style:font-name="Monaco" fo:font-size="9pt" fo:letter-spacing="normal" fo:font-style="normal" fo:font-weight="bold" officeooo:rsid="0034a1b0"/>
    </style:style>
    <style:style style:name="T25" style:family="text">
      <style:text-properties fo:font-variant="normal" fo:text-transform="none" fo:color="#ce0000" style:font-name="Monaco" fo:font-size="9pt" fo:letter-spacing="normal" fo:font-style="normal" fo:font-weight="bold" officeooo:rsid="0034a1b0"/>
    </style:style>
    <style:style style:name="T26" style:family="text">
      <style:text-properties fo:font-variant="normal" fo:text-transform="none" fo:color="#002d7a" style:font-name="Monaco" fo:font-size="9pt" fo:letter-spacing="normal" fo:font-style="normal" fo:font-weight="bold" officeooo:rsid="0034a1b0"/>
    </style:style>
    <style:style style:name="T27" style:family="text">
      <style:text-properties fo:font-variant="normal" fo:text-transform="none" fo:color="#008000" style:font-name="monospace" fo:font-size="10.5pt" fo:letter-spacing="normal" fo:font-style="normal" fo:font-weight="bold" officeooo:rsid="00366d98"/>
    </style:style>
    <style:style style:name="T28" style:family="text">
      <style:text-properties fo:font-variant="normal" fo:text-transform="none" fo:color="#008000" style:font-name="monospace" fo:font-size="10.5pt" fo:letter-spacing="normal" fo:font-style="normal" fo:font-weight="normal" officeooo:rsid="00366d98"/>
    </style:style>
    <style:style style:name="T29" style:family="text">
      <style:text-properties fo:font-variant="normal" fo:text-transform="none" fo:color="#aa22ff" style:font-name="monospace" fo:font-size="10.5pt" fo:letter-spacing="normal" fo:font-style="normal" fo:font-weight="bold" officeooo:rsid="00366d98"/>
    </style:style>
    <style:style style:name="T30" style:family="text">
      <style:text-properties fo:font-variant="normal" fo:text-transform="none" fo:color="#222222" style:font-name="arial" fo:font-size="12pt" fo:letter-spacing="normal" fo:font-style="normal" fo:font-weight="normal" officeooo:rsid="0038e480"/>
    </style:style>
    <style:style style:name="T31" style:family="text">
      <style:text-properties fo:font-variant="normal" fo:text-transform="none" fo:color="#222222" style:font-name="arial" fo:font-size="12pt" fo:letter-spacing="normal" fo:font-style="normal" fo:font-weight="normal" officeooo:rsid="003ae2fd"/>
    </style:style>
    <style:style style:name="T32" style:family="text">
      <style:text-properties officeooo:rsid="0034a1b0"/>
    </style:style>
    <style:style style:name="T33" style:family="text">
      <style:text-properties officeooo:rsid="001786fc"/>
    </style:style>
    <style:style style:name="T34" style:family="text">
      <style:text-properties fo:color="#000000" style:font-name="Segoe UI" fo:font-size="10pt" officeooo:rsid="003ae2fd"/>
    </style:style>
    <style:style style:name="T35" style:family="text">
      <style:text-properties fo:color="#000000" officeooo:rsid="003ae2fd"/>
    </style:style>
    <style:style style:name="T36" style:family="text">
      <style:text-properties officeooo:rsid="00366d98"/>
    </style:style>
    <style:style style:name="T37" style:family="text">
      <style:text-properties officeooo:rsid="0036aa09"/>
    </style:style>
    <style:style style:name="T38" style:family="text">
      <style:text-properties officeooo:rsid="0038e480"/>
    </style:style>
    <style:style style:name="T39" style:family="text">
      <style:text-properties officeooo:rsid="003ae2fd"/>
    </style:style>
    <style:style style:name="T40" style:family="text">
      <style:text-properties officeooo:rsid="003d48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0 if x else 1</text:p>
      <text:p text:style-name="P1"><text:s text:c="3"/><text:span text:style-name="T7">print </text:span>f(10)</text:p>
      <text:p text:style-name="P1"/>
      <text:p text:style-name="P13"><text:span text:style-name="T9">Ans: 0</text:span></text:p>
      <text:p text:style-name="P1"/>
      <text:p text:style-name="P1">2. <text:span text:style-name="T7">print </text:span><text:s/>map(int,[‘a’,’b’],[12,13])</text:p>
      <text:p text:style-name="P1"/>
      <text:p text:style-name="P13"><text:span text:style-name="T9">Ans: [10,11]</text:span></text:p>
      <text:p text:style-name="P1"/>
      <text:p text:style-name="P1">3. x=0</text:p>
      <text:p text:style-name="P1"><text:s text:c="3"/>y= “positive” if x else “negative”</text:p>
      <text:p text:style-name="P1"><text:s text:c="3"/><text:span text:style-name="T7">print y</text:span></text:p>
      <text:p text:style-name="P1"><text:span text:style-name="T7"/></text:p>
      <text:p text:style-name="P13"><text:span text:style-name="T9">Ans: <text:s/>“Positive”</text:span></text:p>
      <text:p text:style-name="P1"/>
      <text:p text:style-name="P1">4. l=[1,2,3,4]</text:p>
      <text:p text:style-name="P13"><text:s text:c="4"/><text:span text:style-name="T7">print </text:span><text:s/>l*3</text:p>
      <text:p text:style-name="P13"/>
      <text:p text:style-name="P13"><text:span text:style-name="T9">Ans: [1,2,3,4,1,2,3,4,1,2,3,4]</text:span>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3"><text:span text:style-name="T9"/></text:p>
      <text:p text:style-name="P13"><text:span text:style-name="T9">Ans: [[],[],[]]</text:span>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3"><text:span text:style-name="T9"/></text:p>
      <text:p text:style-name="P16"><text:span text:style-name="T9">Ans: [10, [], []]</text:span></text:p>
      <text:p text:style-name="P13"><text:span text:style-name="T9"/>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><text:span text:style-name="T2"/></text:p>
      <text:p text:style-name="P17"><text:span text:style-name="T10">Ans: [10, 10, [], []]</text:span></text:p>
      <text:p text:style-name="P15"><text:span text:style-name="T10"/>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58"/>
      <text:p text:style-name="P58"><text:span text:style-name="T10">Ans:</text:span>[1, 2, 3, 4, 30]</text:p>
      <text:p text:style-name="P1"/>
      <text:p text:style-name="P1"/>
      <text:p text:style-name="P3">9. l3 = (1,2,3,4)</text:p>
      <text:p text:style-name="P3"><text:s text:c="4"/>l3[0]=10</text:p>
      <text:p text:style-name="P18"><text:span text:style-name="T10">Ans : Tuple's are immutable objects so we can't modify it.</text:span></text:p>
      <text:p text:style-name="P3"><text:soft-page-break/>10. s=”python”</text:p>
      <text:p text:style-name="P3"><text:s text:c="6"/>WAP to remove “o” from s <text:s/></text:p>
      <text:p text:style-name="P18"><text:span text:style-name="T10">Ans : <text:s/></text:span><text:span text:style-name="T11">l=</text:span><text:span text:style-name="T10"> </text:span><text:span text:style-name="T11">list</text:span><text:span text:style-name="T32">(</text:span><text:span text:style-name="T11">s</text:span><text:span text:style-name="T32">)</text:span></text:p>
      <text:p text:style-name="P18"><text:span text:style-name="T11"><text:tab/>l.remove('o')</text:span></text:p>
      <text:p text:style-name="P18"><text:span text:style-name="T11"><text:tab/></text:span><text:span text:style-name="T32">s1</text:span><text:span text:style-name="T11">=””.join(</text:span><text:span text:style-name="T32">l</text:span><text:span text:style-name="T11">)</text:span></text:p>
      <text:p text:style-name="P18"><text:span text:style-name="T11"><text:tab/>print </text:span><text:span text:style-name="T32">s1</text:span></text:p>
      <text:p text:style-name="P18"><text:span text:style-name="T11"><text:tab/></text:span></text:p>
      <text:p text:style-name="P3">11. l=[1,2,[3,4,5,6],[[100,2003,400],500],600]</text:p>
      <text:p text:style-name="P3"><text:s text:c="3"/>a. <text:s text:c="4"/>print len(l)</text:p>
      <text:p text:style-name="P18"><text:span text:style-name="T10">Ans: 5</text:span></text:p>
      <text:p text:style-name="P3"><text:s text:c="3"/>b. <text:s text:c="3"/>Get 500 from the above list</text:p>
      <text:p text:style-name="P20"><text:span text:style-name="T11">Ans: <text:s/>l[3][1]</text:span></text:p>
      <text:p text:style-name="P18"><text:span text:style-name="T10">Ans: </text:span></text:p>
      <text:p text:style-name="P3">c. <text:s text:c="3"/><text:span text:style-name="T3">Does it executes l[0:2]=20</text:span></text:p>
      <text:p text:style-name="P18"><text:span text:style-name="T10">Ans: No</text:span></text:p>
      <text:p text:style-name="P21">d. remove more than one element from list</text:p>
      <text:p text:style-name="P22"><text:span text:style-name="T10">Ans: <text:s/>for I in l:</text:span></text:p>
      <text:p text:style-name="P22"><text:span text:style-name="T10"><text:tab/> <text:s text:c="3"/>l.remove(i)</text:span></text:p>
      <text:p text:style-name="P22"><text:span text:style-name="T10"/></text:p>
      <text:p text:style-name="P3"/>
      <text:p text:style-name="P5">12. L = [1,2,3,4]</text:p>
      <text:p text:style-name="P5"><text:s text:c="6"/>take a copy of list which is not mutually change.</text:p>
      <text:p text:style-name="P5"/>
      <text:p text:style-name="P24"><text:span text:style-name="T11">Ans: l1=L[:]</text:span></text:p>
      <text:p text:style-name="P24"><text:span text:style-name="T11"><text:s text:c="8"/>print <text:s/>l1</text:span></text:p>
      <text:p text:style-name="P5"/>
      <text:p text:style-name="P5">13. print int(12.34) ?</text:p>
      <text:p text:style-name="P5"/>
      <text:p text:style-name="P24"><text:span text:style-name="T11">Ans: 12</text:span></text:p>
      <text:p text:style-name="P5"/>
      <text:p text:style-name="P5">14. print int(“12.34”)?</text:p>
      <text:p text:style-name="P5"/>
      <text:p text:style-name="P26"><text:span text:style-name="T11">Ans: invalid literal for int() with base 10: '12.34</text:span></text:p>
      <text:p text:style-name="P24"><text:span text:style-name="T11"/></text:p>
      <text:p text:style-name="P5"/>
      <text:p text:style-name="P5">15. write a function to do (a+b)**3 using a formula</text:p>
      <text:p text:style-name="P24"><text:span text:style-name="T11">Ans: def fun(a,b):</text:span></text:p>
      <text:p text:style-name="P24"><text:span text:style-name="T11"><text:tab/>print (a+b)**3</text:span></text:p>
      <text:p text:style-name="P24"><text:span text:style-name="T11"><text:s text:c="9"/>fun(1,2)</text:span></text:p>
      <text:p text:style-name="P24"><text:span text:style-name="T11"><text:tab/></text:span></text:p>
      <text:p text:style-name="P5"/>
      <text:p text:style-name="P5">16. a=1j</text:p>
      <text:p text:style-name="P5"><text:s text:c="6"/>print a, type(a)?</text:p>
      <text:p text:style-name="P24"><text:span text:style-name="T11"/></text:p>
      <text:p text:style-name="P24"><text:span text:style-name="T11">Ans: <text:s/>ij,complex</text:span></text:p>
      <text:p text:style-name="P24"><text:span text:style-name="T11"/></text:p>
      <text:p text:style-name="P5"/>
      <text:p text:style-name="P5">17. a=[i+10 for I in rage(10,20,2)]</text:p>
      <text:p text:style-name="P24"><text:span text:style-name="T11">Ans: 22,24,26,28</text:span></text:p>
      <text:p text:style-name="P5"><text:soft-page-break/></text:p>
      <text:p text:style-name="P5">18. a=[i+20 for I in range(10,2,2)]</text:p>
      <text:p text:style-name="P5"/>
      <text:p text:style-name="P24"><text:span text:style-name="T11">Ans: []</text:span></text:p>
      <text:p text:style-name="P5"/>
      <text:p text:style-name="P5">19. what are the different ways to form a generator?</text:p>
      <text:p text:style-name="P25"><text:span text:style-name="T37">Ans: iterkeys. Itervalues,iteritems.</text:span></text:p>
      <text:p text:style-name="P5"/>
      <text:p text:style-name="P5"/>
      <text:p text:style-name="P6">20. why dict.iteritems() are fast than dict.items()?</text:p>
      <text:p text:style-name="P6"/>
      <text:p text:style-name="P50"><text:span text:style-name="T14">Ans: </text:span><text:span text:style-name="T15">dict.items: Return a </text:span><text:span text:style-name="T16">copy </text:span><text:span text:style-name="T15">of the dictionary’s list of (key, value</text:span><text:span text:style-name="T16">)</text:span><text:span text:style-name="T15"> pairs</text:span><text:span text:style-name="T16">(creates all items at once).</text:span></text:p>
      <text:p text:style-name="P50"><text:span text:style-name="T15"><text:s text:c="8"/></text:span><text:span text:style-name="T16">dict.items: Return an iterator over the dictionary’s (key, value) pairs(it's generates a generator <text:s text:c="14"/></text:span></text:p>
      <text:p text:style-name="P50"><text:span text:style-name="T16"><text:s text:c="8"/>and creates a one item at a time every time next is called.</text:span><text:span text:style-name="T15"> </text:span></text:p>
      <text:p text:style-name="P6"/>
      <text:p text:style-name="P6">21. print bool(“0”)</text:p>
      <text:p text:style-name="P28"><text:span text:style-name="T12">Ans: True</text:span></text:p>
      <text:p text:style-name="P6"/>
      <text:p text:style-name="P6">22. b= 10 if -10 else 0</text:p>
      <text:p text:style-name="P6"><text:s text:c="6"/>print b</text:p>
      <text:p text:style-name="P29"><text:span text:style-name="T37">Ans : 10</text:span></text:p>
      <text:p text:style-name="P6"/>
      <text:p text:style-name="P6">23. print bool(-10)</text:p>
      <text:p text:style-name="P28"><text:span text:style-name="T12">Ans: True</text:span></text:p>
      <text:p text:style-name="P6"/>
      <text:p text:style-name="P6">24. for j in range(10):</text:p>
      <text:p text:style-name="P6"><text:s text:c="11"/>print j</text:p>
      <text:p text:style-name="P6"><text:s text:c="11"/>break</text:p>
      <text:p text:style-name="P6"><text:s text:c="5"/>print j</text:p>
      <text:p text:style-name="P6"><text:s text:c="4"/>what is the output for above code?</text:p>
      <text:p text:style-name="P28"><text:span text:style-name="T12">Ans: 0</text:span></text:p>
      <text:p text:style-name="P28"><text:span text:style-name="T12"><text:s text:c="8"/>0</text:span></text:p>
      <text:p text:style-name="P6"/>
      <text:p text:style-name="P6">25. for j in range(10):</text:p>
      <text:p text:style-name="P6"><text:s text:c="11"/>if j&lt;5:</text:p>
      <text:p text:style-name="P6"><text:s text:c="15"/>continue</text:p>
      <text:p text:style-name="P6"><text:s text:c="11"/>else:</text:p>
      <text:p text:style-name="P6"><text:s text:c="18"/>break</text:p>
      <text:p text:style-name="P6"><text:s text:c="5"/>print j</text:p>
      <text:p text:style-name="P6"/>
      <text:p text:style-name="P6"><text:s text:c="4"/>what is the output for above code?</text:p>
      <text:p text:style-name="P28"><text:span text:style-name="T12">Ans : 5</text:span></text:p>
      <text:p text:style-name="P6"/>
      <text:p text:style-name="P7">26. i=0</text:p>
      <text:p text:style-name="P7"><text:s text:c="6"/>while i&lt;10:</text:p>
      <text:p text:style-name="P7"><text:s text:c="11"/>print I</text:p>
      <text:p text:style-name="P7"/>
      <text:p text:style-name="P7">How many times above loop iterates?</text:p>
      <text:p text:style-name="P7"/>
      <text:p text:style-name="P32"><text:soft-page-break/><text:span text:style-name="T12">Ans: 0 0 0 0 0 0 <text:s/>…..</text:span></text:p>
      <text:p text:style-name="P7"/>
      <text:p text:style-name="P7">27. print “12” &gt; “2”</text:p>
      <text:p text:style-name="P30"><text:span text:style-name="T12">Ans: False</text:span></text:p>
      <text:p text:style-name="P32"><text:span text:style-name="T12"/></text:p>
      <text:p text:style-name="P7"/>
      <text:p text:style-name="P7">28. l1=[1,2,3,4]</text:p>
      <text:p text:style-name="P7"><text:s text:c="6"/>l2=[1,2,3,4]</text:p>
      <text:p text:style-name="P7"><text:s text:c="6"/>l3=l1</text:p>
      <text:p text:style-name="P7"><text:s text:c="5"/>print l1 is l3</text:p>
      <text:p text:style-name="P7"><text:s text:c="5"/>print l1 == l3</text:p>
      <text:p text:style-name="P7"><text:s text:c="5"/>print l1 is l2</text:p>
      <text:p text:style-name="P7"><text:s text:c="5"/>print l1 == l2</text:p>
      <text:p text:style-name="P7"/>
      <text:p text:style-name="P30"><text:span text:style-name="T12">Ans: <text:s/>True,</text:span></text:p>
      <text:p text:style-name="P30"><text:span text:style-name="T12"><text:s text:c="10"/>True</text:span></text:p>
      <text:p text:style-name="P30"><text:span text:style-name="T12"><text:s text:c="10"/>False</text:span></text:p>
      <text:p text:style-name="P30"><text:span text:style-name="T12"><text:s text:c="10"/>True</text:span></text:p>
      <text:p text:style-name="Preformatted_20_Text"><text:s text:c="5"/></text:p>
      <text:p text:style-name="P32"><text:span text:style-name="T12"/></text:p>
      <text:p text:style-name="P7">29. <text:s/>write an example for tuple, list, dictionary comprehensions.</text:p>
      <text:p text:style-name="P51"><text:span text:style-name="T32">Ans : List: </text:span><text:span text:style-name="T17">[</text:span><text:span text:style-name="T20">x</text:span><text:span text:style-name="T21"> </text:span><text:span text:style-name="T24">for </text:span><text:span text:style-name="T21"><text:s/></text:span><text:span text:style-name="T20">x</text:span><text:span text:style-name="T21"> </text:span><text:span text:style-name="T24">in</text:span><text:span text:style-name="T21"> </text:span><text:span text:style-name="T24">range</text:span><text:span text:style-name="T17">(</text:span><text:span text:style-name="T25">10</text:span><text:span text:style-name="T17">)</text:span><text:span text:style-name="T21"> </text:span><text:span text:style-name="T24">if</text:span><text:span text:style-name="T21"> </text:span><text:span text:style-name="T26">x</text:span><text:span text:style-name="T21"> </text:span><text:span text:style-name="T22">%</text:span><text:span text:style-name="T21"> </text:span><text:span text:style-name="T25">2</text:span><text:span text:style-name="T21"> </text:span><text:span text:style-name="T22">==</text:span><text:span text:style-name="T21"> </text:span><text:span text:style-name="T25">0</text:span><text:span text:style-name="T17">]</text:span><text:span text:style-name="T32"> </text:span></text:p>
      <text:p text:style-name="P53"><text:span text:style-name="T32"><text:s text:c="10"/></text:span><text:span text:style-name="T36">Dictionary: </text:span><text:span text:style-name="T19">{key:value </text:span><text:span text:style-name="T27">for</text:span><text:span text:style-name="T19"> key,value </text:span><text:span text:style-name="T29">in</text:span><text:span text:style-name="T19"> </text:span><text:span text:style-name="T28">zip</text:span><text:span text:style-name="T19">(keys,values)}</text:span></text:p>
      <text:p text:style-name="P54"><text:span text:style-name="T19"><text:s text:c="5"/>Tuple : </text:span><text:span text:style-name="T18">(</text:span><text:span text:style-name="T20">x</text:span><text:span text:style-name="T23"> </text:span><text:span text:style-name="T24">for </text:span><text:span text:style-name="T23"><text:s/></text:span><text:span text:style-name="T20">x</text:span><text:span text:style-name="T23"> </text:span><text:span text:style-name="T24">in</text:span><text:span text:style-name="T23"> </text:span><text:span text:style-name="T24">range</text:span><text:span text:style-name="T17">(</text:span><text:span text:style-name="T25">10</text:span><text:span text:style-name="T17">)</text:span><text:span text:style-name="T23"> </text:span><text:span text:style-name="T24">if</text:span><text:span text:style-name="T23"> </text:span><text:span text:style-name="T26">x</text:span><text:span text:style-name="T23"> </text:span><text:span text:style-name="T22">%</text:span><text:span text:style-name="T23"> </text:span><text:span text:style-name="T25">2</text:span><text:span text:style-name="T23"> </text:span><text:span text:style-name="T22">==</text:span><text:span text:style-name="T23"> </text:span><text:span text:style-name="T25">0</text:span><text:span text:style-name="T18">)</text:span></text:p>
      <text:p text:style-name="P51"><text:span text:style-name="T36"/></text:p>
      <text:p text:style-name="P7">30. print “12” &gt; 30</text:p>
      <text:p text:style-name="P30"><text:span text:style-name="T12">Ans : True</text:span></text:p>
      <text:p text:style-name="P32"><text:span text:style-name="T12"/></text:p>
      <text:p text:style-name="P7">31. l=[‘2’,’13’,’1000’]</text:p>
      <text:p text:style-name="P7"><text:s text:c="5"/>l.sort()</text:p>
      <text:p text:style-name="P7"><text:s text:c="4"/>print l</text:p>
      <text:p text:style-name="P30"><text:span text:style-name="T12">Ans: ['1000', '13', '2']</text:span></text:p>
      <text:p text:style-name="P32"><text:span text:style-name="T12"/></text:p>
      <text:p text:style-name="P7"/>
      <text:p text:style-name="P7">32. l1=[1,2,3,4]</text:p>
      <text:p text:style-name="P7"><text:s text:c="6"/>l2=l1.append(10)</text:p>
      <text:p text:style-name="P7"><text:s text:c="6"/>print l2</text:p>
      <text:p text:style-name="P34"><text:span text:style-name="T37">Ans : None</text:span></text:p>
      <text:p text:style-name="P7"/>
      <text:p text:style-name="P7">33. l1.extend(10) take l1 from the 32<text:span text:style-name="T1">nd</text:span> question</text:p>
      <text:p text:style-name="P34"><text:span text:style-name="T37">Ans : Int object is not iterable.</text:span></text:p>
      <text:p text:style-name="P7"/>
      <text:p text:style-name="P7">34. if 10&lt;20:</text:p>
      <text:p text:style-name="P7"><text:s text:c="10"/>print “10&lt;20 is true”</text:p>
      <text:p text:style-name="P7"><text:s text:c="6"/>if 10&gt;20:<text:span text:style-name="T32">(If missing : here then answer is invaild syntax).</text:span></text:p>
      <text:p text:style-name="P7"><text:s text:c="10"/>print “10&gt;20 is true”</text:p>
      <text:p text:style-name="P7"><text:s text:c="6"/>else:</text:p>
      <text:p text:style-name="P7"><text:s text:c="10"/>print “10&gt;20 is false”</text:p>
      <text:p text:style-name="P7">output?</text:p>
      <text:p text:style-name="P33"><text:soft-page-break/><text:span text:style-name="T32">Ans : </text:span><text:span text:style-name="T13">Ans: 10&lt;20 is true</text:span></text:p>
      <text:p text:style-name="P33"><text:span text:style-name="T13"><text:s text:c="9"/></text:span><text:span text:style-name="T32">10&gt;20 is false</text:span></text:p>
      <text:p text:style-name="P7"/>
      <text:p text:style-name="P7">35. if 10&lt;20:</text:p>
      <text:p text:style-name="P7"><text:s text:c="10"/>print “10&lt;20 is true”</text:p>
      <text:p text:style-name="P7"><text:s text:c="6"/>elif 10&gt;20: <text:span text:style-name="T13">(If you missing : here then answer is invalid syntax)</text:span></text:p>
      <text:p text:style-name="P7"><text:s text:c="10"/>print “10&gt;20 is true”</text:p>
      <text:p text:style-name="P7"><text:s text:c="6"/>else:</text:p>
      <text:p text:style-name="P7"><text:s text:c="10"/>print “10&gt;20 is false”</text:p>
      <text:p text:style-name="P7"/>
      <text:p text:style-name="P7"/>
      <text:p text:style-name="P7">output?</text:p>
      <text:p text:style-name="P51"><text:span text:style-name="T32">Ans: 10&lt;20 is true</text:span></text:p>
      <text:p text:style-name="P33"><text:span text:style-name="T32"/></text:p>
      <text:p text:style-name="P52"><text:span text:style-name="T33">36. i=0</text:span></text:p>
      <text:p text:style-name="P8"><text:s text:c="6"/>while i&lt;10:</text:p>
      <text:p text:style-name="P8"><text:s text:c="10"/>I = i+1</text:p>
      <text:p text:style-name="P8"><text:s text:c="10"/>if i&gt;3:</text:p>
      <text:p text:style-name="P8"><text:s text:c="14"/>break</text:p>
      <text:p text:style-name="P8"><text:s text:c="5"/>print I</text:p>
      <text:p text:style-name="P37"><text:span text:style-name="T13">Ans: 4</text:span></text:p>
      <text:p text:style-name="P8"/>
      <text:p text:style-name="P8">37. what is the difference between return and yield?</text:p>
      <text:p text:style-name="P38"><text:span text:style-name="T38"/></text:p>
      <text:p text:style-name="P38"><text:span text:style-name="T38">Ans: Return : Returns the value.</text:span></text:p>
      <text:p text:style-name="P55"><text:span text:style-name="T38"><text:s text:c="9"/>Yield : </text:span><text:span text:style-name="T39">T</text:span><text:span text:style-name="T30">he </text:span><text:span text:style-name="T31">yield </text:span><text:span text:style-name="T30">statement is </text:span><text:span text:style-name="T31">used </text:span><text:span text:style-name="T30">to define generators, replacing the return of a function <text:s text:c="9"/>to provide a result to its caller without destroying local variables.</text:span></text:p>
      <text:p text:style-name="P56"><text:span text:style-name="T39"/></text:p>
      <text:p text:style-name="P56">38. WAP Take a string from the user and remove “aeiou” <text:span text:style-name="T4">letters from that string.</text:span></text:p>
      <text:p text:style-name="P57"><text:span text:style-name="T39">Ans : </text:span></text:p>
      <text:p text:style-name="P55"><text:span text:style-name="T39"><text:tab/></text:span><text:span text:style-name="T34">s=raw_input("Enter a string:")</text:span><text:span text:style-name="T39"> <text:line-break/><text:tab/></text:span><text:span text:style-name="T34">s.lower()</text:span><text:span text:style-name="T39"> <text:line-break/><text:tab/></text:span><text:span text:style-name="T34">l = list(s)</text:span><text:span text:style-name="T39"> <text:line-break/><text:tab/></text:span><text:span text:style-name="T34">for i in l:</text:span><text:span text:style-name="T39"> <text:line-break/></text:span><text:span text:style-name="T35"> <text:tab/>   </text:span><text:span text:style-name="T34">if i in ('a','e','i','o','u'):</text:span><text:span text:style-name="T39"> <text:line-break/></text:span><text:span text:style-name="T35">    <text:tab/>    </text:span><text:span text:style-name="T34">l.remove(i)</text:span><text:span text:style-name="T39"> <text:line-break/><text:tab/></text:span><text:span text:style-name="T34">s1="".join(l)</text:span><text:span text:style-name="T39"> <text:line-break/><text:tab/></text:span><text:span text:style-name="T34">print s1</text:span></text:p>
      <text:p text:style-name="P39">39. print “pYThon ProgrAm”.title()</text:p>
      <text:p text:style-name="P35"><text:span text:style-name="T13">Ans : Python Program</text:span></text:p>
      <text:p text:style-name="P40"><text:span text:style-name="T13"/></text:p>
      <text:p text:style-name="P39">40. print “pYThon ProgrAm”.capitalize()</text:p>
      <text:p text:style-name="P35"><text:span text:style-name="T13">Ans : Python program</text:span></text:p>
      <text:p text:style-name="P40"><text:span text:style-name="T13"/></text:p>
      <text:p text:style-name="P9">41. d={1:10,1:100}</text:p>
      <text:p text:style-name="P9"><text:s text:c="6"/>print d.get(1)</text:p>
      <text:p text:style-name="P9"><text:s text:c="6"/>print d.get(10)</text:p>
      <text:p text:style-name="P42"><text:span text:style-name="T13"/></text:p>
      <text:p text:style-name="P42"><text:span text:style-name="T13">Ans : 100, </text:span></text:p>
      <text:p text:style-name="P42"><text:soft-page-break/><text:span text:style-name="T13"><text:s text:c="10"/>None</text:span></text:p>
      <text:p text:style-name="P42">42. Write about python memory organization with examples:</text:p>
      <text:p text:style-name="P44"><text:span text:style-name="T37">Ans: memory organization is nothing but store the object reference.Memory allocated dynamically.</text:span></text:p>
      <text:p text:style-name="P44"><text:span text:style-name="T37">Ex: a=100</text:span></text:p>
      <text:p text:style-name="P44"><text:span text:style-name="T37"><text:s text:c="7"/>b=100</text:span></text:p>
      <text:p text:style-name="P44"><text:span text:style-name="T37"><text:s text:c="7"/>Here a,b objects refer to same value 100.</text:span></text:p>
      <text:p text:style-name="P9"/>
      <text:p text:style-name="P9">43. What are mutable and immutable objects, give an examples</text:p>
      <text:p text:style-name="P9"/>
      <text:p text:style-name="P42"><text:span text:style-name="T13">Ans: </text:span><text:span text:style-name="T14">Mutable: We can change the value of the object</text:span></text:p>
      <text:p text:style-name="P42"><text:span text:style-name="T14"><text:s text:c="9"/>Ex: List,Dictionary</text:span></text:p>
      <text:p text:style-name="P42"><text:span text:style-name="T14"><text:s text:c="9"/>Immutbale:We can't change the value of the object.</text:span></text:p>
      <text:p text:style-name="P42"><text:span text:style-name="T14"><text:s text:c="9"/>Ex: Tuple,String.</text:span></text:p>
      <text:p text:style-name="P9"/>
      <text:p text:style-name="P9">44. Difference between lists and tuple</text:p>
      <text:p text:style-name="P42"><text:span text:style-name="T13">Ans: Lists:</text:span></text:p>
      <text:p text:style-name="P42"><text:span text:style-name="T13"><text:tab/>i)Used to iterate the diff datatype objects.</text:span></text:p>
      <text:p text:style-name="P42"><text:span text:style-name="T13"><text:tab/>ii)Declare in [] brackets.</text:span></text:p>
      <text:p text:style-name="P42"><text:span text:style-name="T13"><text:tab/>ii)Mutable objects(can modify the value).</text:span></text:p>
      <text:p text:style-name="P42"><text:span text:style-name="T13"><text:s text:c="9"/>Tuple:</text:span></text:p>
      <text:p text:style-name="P42"><text:span text:style-name="T13"><text:tab/>i)Used to iterate the diff datatype objects.</text:span></text:p>
      <text:p text:style-name="P42"><text:span text:style-name="T13"><text:tab/>ii)Declare in ()brackets.</text:span></text:p>
      <text:p text:style-name="P42"><text:span text:style-name="T13"><text:tab/>ii)Immutable objects(can't modify the value).</text:span></text:p>
      <text:p text:style-name="P9"><text:s/></text:p>
      <text:p text:style-name="P9">45. Difference between list and dictionary</text:p>
      <text:p text:style-name="P42"><text:span text:style-name="T13">Ans :</text:span></text:p>
      <text:p text:style-name="P42"><text:span text:style-name="T13"><text:tab/>i)Used to iterate the diff datatype objects.</text:span></text:p>
      <text:p text:style-name="P42"><text:span text:style-name="T13"><text:tab/>ii)Declare in [] brackets.</text:span></text:p>
      <text:p text:style-name="P42"><text:span text:style-name="T13"><text:tab/>ii)Mutable objects(can modify the value).</text:span></text:p>
      <text:p text:style-name="P42"><text:span text:style-name="T13"><text:s text:c="9"/>Tuple:</text:span></text:p>
      <text:p text:style-name="P42"><text:span text:style-name="T13"><text:tab/>i)Used to iterate the diff datatype objects.</text:span></text:p>
      <text:p text:style-name="P42"><text:span text:style-name="T13"><text:tab/>ii)Declare in {}brackets.</text:span></text:p>
      <text:p text:style-name="P42"><text:span text:style-name="T13"><text:tab/>ii)Mutable objects(can modify the value).</text:span></text:p>
      <text:p text:style-name="P9"/>
      <text:p text:style-name="P9">46. What is lambda?</text:p>
      <text:p text:style-name="P35"><text:span text:style-name="T13">Ans: <text:s/></text:span><text:span text:style-name="T37">Lambda is anonymous functions are defined by using lambda keyword. Anonymous functions are defined without a name.</text:span></text:p>
      <text:p text:style-name="P44"/>
      <text:p text:style-name="P44">47. d={‘name’:’n1’, ‘id’:2}</text:p>
      <text:p text:style-name="P9"><text:s text:c="5"/>print d.popitem()</text:p>
      <text:p text:style-name="P35"><text:span text:style-name="T13">Ans : ('name', 'n1')</text:span></text:p>
      <text:p text:style-name="P42"><text:span text:style-name="T13"/></text:p>
      <text:p text:style-name="P10">48. d={‘name’:’n1’, ‘id’:2}</text:p>
      <text:p text:style-name="P10"><text:s/><text:span text:style-name="T6">print d.pop()</text:span></text:p>
      <text:p text:style-name="P42"><text:span text:style-name="T13">Ans : Pop expected one argument.</text:span></text:p>
      <text:p text:style-name="P10"/>
      <text:p text:style-name="P11">49. How to add sub dictionary to existing dictionary?</text:p>
      <text:p text:style-name="P47"><text:span text:style-name="T14">Ans: </text:span><text:span text:style-name="T40">By using update method.</text:span></text:p>
      <text:p text:style-name="P49"><text:span text:style-name="T37">Ex: </text:span><text:span text:style-name="T40">d1={"name":"Raju",'cell':9859483539875}</text:span></text:p>
      <text:p text:style-name="P49"><text:soft-page-break/><text:span text:style-name="T40"><text:s text:c="6"/>d2 = {'height':5.6,'weight':72}</text:span></text:p>
      <text:p text:style-name="P49"><text:span text:style-name="T40"><text:s text:c="6"/>d1.update(d2)</text:span></text:p>
      <text:p text:style-name="P49"><text:span text:style-name="T40"><text:s text:c="6"/>print d1</text:span></text:p>
      <text:p text:style-name="P11"/>
      <text:p text:style-name="P11">50. <text:span text:style-name="T5">d={‘name’:’n1’, ‘id’:2}</text:span></text:p>
      <text:p text:style-name="P11"><text:s text:c="6"/>d1 = d</text:p>
      <text:p text:style-name="P11"><text:s text:c="7"/>d[‘id’] = 3</text:p>
      <text:p text:style-name="P11"><text:s text:c="5"/>print d1</text:p>
      <text:p text:style-name="P35"><text:span text:style-name="T13">Ans : {'name': 'n1', 'id': 3}</text:span></text:p>
      <text:p text:style-name="P46"><text:span text:style-name="T13"/></text:p>
      <text:p text:style-name="P11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aco" svg:font-family="Monaco, MonacoRegular, 'Courier New', monospace"/>
    <style:font-face style:name="Segoe UI" svg:font-family="'Segoe UI'"/>
    <style:font-face style:name="arial" svg:font-family="arial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1-19T20:57:14.77</dc:date>
    <meta:editing-duration>PT2H48M47S</meta:editing-duration>
    <meta:editing-cycles>18</meta:editing-cycles>
    <meta:generator>LibreOffice/3.6$Windows_x86 LibreOffice_project/58f22d5-270d05a-e2abed1-ea17a85-9b5702</meta:generator>
    <meta:document-statistic meta:table-count="0" meta:image-count="0" meta:object-count="0" meta:page-count="7" meta:paragraph-count="218" meta:word-count="899" meta:character-count="5818" meta:non-whitespace-character-count="4426"/>
  </office:meta>
</office:document-meta>
</file>